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2.7mm"/>
    </style:style>
    <style:style style:name="co6" style:family="table-column">
      <style:table-column-properties fo:break-before="auto" style:column-width="18.29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3.51mm"/>
    </style:style>
    <style:style style:name="co10" style:family="table-column">
      <style:table-column-properties fo:break-before="auto" style:column-width="6.28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.96mm"/>
    </style:style>
    <style:style style:name="co19" style:family="table-column">
      <style:table-column-properties fo:break-before="auto" style:column-width="4.62mm"/>
    </style:style>
    <style:style style:name="co20" style:family="table-column">
      <style:table-column-properties fo:break-before="auto" style:column-width="22.9mm"/>
    </style:style>
    <style:style style:name="co21" style:family="table-column">
      <style:table-column-properties fo:break-before="auto" style:column-width="28.29mm"/>
    </style:style>
    <style:style style:name="co22" style:family="table-column">
      <style:table-column-properties fo:break-before="auto" style:column-width="48.65mm"/>
    </style:style>
    <style:style style:name="co23" style:family="table-column">
      <style:table-column-properties fo:break-before="auto" style:column-width="5.98mm"/>
    </style:style>
    <style:style style:name="co24" style:family="table-column">
      <style:table-column-properties fo:break-before="auto" style:column-width="4.13mm"/>
    </style:style>
    <style:style style:name="co25" style:family="table-column">
      <style:table-column-properties fo:break-before="auto" style:column-width="9.9mm"/>
    </style:style>
    <style:style style:name="co26" style:family="table-column">
      <style:table-column-properties fo:break-before="auto" style:column-width="46.85mm"/>
    </style:style>
    <style:style style:name="co27" style:family="table-column">
      <style:table-column-properties fo:break-before="auto" style:column-width="4.89mm"/>
    </style:style>
    <style:style style:name="co28" style:family="table-column">
      <style:table-column-properties fo:break-before="auto" style:column-width="3.83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28.15mm"/>
    </style:style>
    <style:style style:name="co31" style:family="table-column">
      <style:table-column-properties fo:break-before="auto" style:column-width="10.2mm"/>
    </style:style>
    <style:style style:name="co32" style:family="table-column">
      <style:table-column-properties fo:break-before="auto" style:column-width="21.68mm"/>
    </style:style>
    <style:style style:name="co33" style:family="table-column">
      <style:table-column-properties fo:break-before="auto" style:column-width="11.15mm"/>
    </style:style>
    <style:style style:name="co34" style:family="table-column">
      <style:table-column-properties fo:break-before="auto" style:column-width="16.02mm"/>
    </style:style>
    <style:style style:name="co35" style:family="table-column">
      <style:table-column-properties fo:break-before="auto" style:column-width="18.26mm"/>
    </style:style>
    <style:style style:name="co36" style:family="table-column">
      <style:table-column-properties fo:break-before="auto" style:column-width="17.94mm"/>
    </style:style>
    <style:style style:name="co37" style:family="table-column">
      <style:table-column-properties fo:break-before="auto" style:column-width="4.78mm"/>
    </style:style>
    <style:style style:name="co38" style:family="table-column">
      <style:table-column-properties fo:break-before="auto" style:column-width="3.81mm"/>
    </style:style>
    <style:style style:name="co39" style:family="table-column">
      <style:table-column-properties fo:break-before="auto" style:column-width="16.26mm"/>
    </style:style>
    <style:style style:name="co40" style:family="table-column">
      <style:table-column-properties fo:break-before="auto" style:column-width="17.22mm"/>
    </style:style>
    <style:style style:name="co41" style:family="table-column">
      <style:table-column-properties fo:break-before="auto" style:column-width="32.53mm"/>
    </style:style>
    <style:style style:name="co42" style:family="table-column">
      <style:table-column-properties fo:break-before="auto" style:column-width="18.17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13.7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7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b8ff" fo:border="0.99pt solid #000000"/>
    </style:style>
    <style:style style:name="ce11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99pt solid #000000"/>
    </style:style>
    <style:style style:name="ce19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2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6" style:family="table-cell" style:parent-style-name="Default">
      <style:map style:condition="is-true-formula(MOD(ROW();2)=0)" style:apply-style-name="LigneSurDeux" style:base-cell-address="Poules.C11"/>
    </style:style>
    <style:style style:name="ce32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1"/>
    </style:style>
    <style:style style:name="ce34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3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7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7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4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D55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8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9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2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8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86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5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0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3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2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5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0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9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0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3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2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5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4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96" style:family="table-cell" style:parent-style-name="Default">
      <style:table-cell-properties fo:background-color="#ffff00" fo:border="0.99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41" style:family="table-cell" style:parent-style-name="Default" style:data-style-name="N0"/>
    <style:style style:name="ce209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26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9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3" style:family="table-cell" style:parent-style-name="Default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7" style:family="table-cell" style:parent-style-name="Default" style:data-style-name="N0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8" style:family="table-cell" style:parent-style-name="Default" style:data-style-name="N0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2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240" style:family="table-cell" style:parent-style-name="Default">
      <style:table-cell-properties fo:border="none"/>
    </style:style>
    <style:style style:name="ce24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3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2.01pt solid #000000" fo:border-left="none" fo:border-right="none" fo:border-top="none"/>
    </style:style>
    <style:style style:name="ce252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27" style:family="table-cell" style:parent-style-name="Default">
      <style:table-cell-properties fo:border-bottom="none" fo:border-left="none" fo:border-right="none" fo:border-top="2.01pt solid #000000"/>
    </style:style>
    <style:style style:name="ce3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</style:style>
    <style:style style:name="ce260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22"/>
        <table:content-validation table:name="val2" table:condition="of:cell-content-is-in-list(salle)" table:allow-empty-cell="true" table:display-list="unsorted" table:base-cell-address="PhaseFinale.L7"/>
        <table:content-validation table:name="val3" table:condition="of:cell-content-is-in-list(equipes)" table:allow-empty-cell="true" table:display-list="unsorted" table:base-cell-address="Poules.L52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L6">
          <table:error-message table:message-type="stop" table:display="true"/>
        </table:content-validation>
      </table:content-validations>
      <table:table table:name="Poules" table:style-name="ta1" table:print-ranges="Poules.B1:Poules.M65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7" table:number-columns-repeated="3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9</text:p>
          </table:table-cell>
          <table:covered-table-cell/>
          <table:table-cell table:style-name="ce21"/>
          <table:table-cell table:style-name="ce95" office:value-type="string" calcext:value-type="string">
            <text:p>Heure </text:p>
            <text:p>De début</text:p>
          </table:table-cell>
          <table:table-cell table:style-name="ce95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95"/>
          <table:table-cell table:style-name="ce95" office:value-type="string" calcext:value-type="string">
            <text:p>Temps</text:p>
            <text:p>Entre 2 matchs</text:p>
          </table:table-cell>
          <table:table-cell table:style-name="ce21"/>
          <table:table-cell table:number-columns-repeated="51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12H30M00S" calcext:value-type="time">
            <text:p>12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95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1">
          <table:table-cell table:number-columns-repeated="12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FCVL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Monc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Ecommoy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e Mans FC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2" table:formula="of:=[.F9]+1" office:value-type="float" office:value="5" calcext:value-type="float">
            <text:p>5</text:p>
          </table:table-cell>
          <table:table-cell table:style-name="ce149" office:value-type="string" calcext:value-type="string">
            <text:p>ChapelleAlign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4"/>
          <table:table-cell table:style-name="ce116" table:number-columns-repeated="5"/>
          <table:table-cell table:number-columns-repeated="11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 table:style-name="ce4"/>
          <table:table-cell table:style-name="ce5"/>
          <table:table-cell table:style-name="ce17"/>
          <table:table-cell table:style-name="ce17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14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09" office:value-type="string" calcext:value-type="string" table:number-columns-spanned="10" table:number-rows-spanned="1">
            <text:p>Classement Poule A</text:p>
          </table:table-cell>
          <table:covered-table-cell table:number-columns-repeated="8" table:style-name="ce209"/>
          <table:covered-table-cell table:style-name="ce34"/>
          <table:table-cell/>
          <table:table-cell table:style-name="ce21" table:number-columns-repeated="3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2" office:value-type="float" office:value="1" calcext:value-type="float">
            <text:p>1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7</text:p>
          </table:table-cell>
          <table:table-cell table:style-name="ce128" table:content-validation-name="val6" office:value-type="float" office:value="3" calcext:value-type="float">
            <text:p>3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7]" office:value-type="string" office:string-value="Moncé" calcext:value-type="string">
            <text:p>Moncé</text:p>
          </table:table-cell>
          <table:table-cell table:style-name="ce8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2"/>
          <table:table-cell table:style-name="ce21" table:number-columns-repeated="2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3" table:formula="of:=[.C14]+1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4]+[.L3]" office:value-type="time" office:time-value="PT12H38M00S" calcext:value-type="time">
            <text:p>12:38</text:p>
          </table:table-cell>
          <table:table-cell table:style-name="ce140" table:formula="of:=[.$G8]" office:value-type="string" office:string-value="Ecommoy" calcext:value-type="string">
            <text:p>Ecommoy</text:p>
          </table:table-cell>
          <table:table-cell table:style-name="ce110" table:content-validation-name="val5" office:value-type="string" calcext:value-type="string">
            <text:p>P</text:p>
          </table:table-cell>
          <table:table-cell table:style-name="ce122" table:content-validation-name="val6" office:value-type="string" calcext:value-type="string">
            <text:p>0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G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A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2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8"/>
          <table:table-cell table:style-name="ce22" table:formula="of:=[.C15]+1" office:value-type="float" office:value="3" calcext:value-type="float">
            <text:p>3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5]+[.L3]" office:value-type="time" office:time-value="PT12H46M00S" calcext:value-type="time">
            <text:p>12:46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1" calcext:value-type="float">
            <text:p>1</text:p>
          </table:table-cell>
          <table:table-cell table:style-name="ce237" table:formula="of:=[.G6]" office:value-type="string" office:string-value="FCVL" calcext:value-type="string">
            <text:p>FCVL</text:p>
          </table:table-cell>
          <table:table-cell table:style-name="ce199" table:formula="of:=SUM([.T16:.W16])" office:value-type="float" office:value="8" calcext:value-type="float">
            <text:p>8</text:p>
          </table:table-cell>
          <table:table-cell table:style-name="ce199" table:formula="of:=[.X16]-[.Y16]" office:value-type="float" office:value="5" calcext:value-type="float">
            <text:p>5</text:p>
          </table:table-cell>
          <table:table-cell table:style-name="ce203" table:formula="of:=CALCULPOINT([.H14])" office:value-type="float" office:value="4" calcext:value-type="float">
            <text:p>4</text:p>
          </table:table-cell>
          <table:table-cell table:style-name="ce203" table:formula="of:=CALCULPOINT([.H17])" office:value-type="float" office:value="4" calcext:value-type="float">
            <text:p>4</text:p>
          </table:table-cell>
          <table:table-cell table:style-name="ce203" table:formula="of:=CALCULPOINT([.H21])">
            <text:p/>
          </table:table-cell>
          <table:table-cell table:style-name="ce208" table:formula="of:=CALCULPOINT([.H24])">
            <text:p/>
          </table:table-cell>
          <table:table-cell table:style-name="ce203" table:formula="of:=[.I14]+[.I24]+[.I21]+[.I17]" office:value-type="float" office:value="12" calcext:value-type="float">
            <text:p>12</text:p>
          </table:table-cell>
          <table:table-cell table:style-name="ce214" table:formula="of:=[.J14]+[.J24]+[.J21]+[.J17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6]+1" office:value-type="float" office:value="4" calcext:value-type="float">
            <text:p>4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6]+[.L3]" office:value-type="time" office:time-value="PT12H54M00S" calcext:value-type="time">
            <text:p>12:54</text:p>
          </table:table-cell>
          <table:table-cell table:style-name="ce140" table:formula="of:=[.$G6]" office:value-type="string" office:string-value="FCVL" calcext:value-type="string">
            <text:p>FCVL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5</text:p>
          </table:table-cell>
          <table:table-cell table:style-name="ce129" table:content-validation-name="val6" office:value-type="float" office:value="4" calcext:value-type="float">
            <text:p>4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style-name="ce21"/>
          <table:table-cell/>
          <table:table-cell table:style-name="ce189" office:value-type="float" office:value="2" calcext:value-type="float">
            <text:p>2</text:p>
          </table:table-cell>
          <table:table-cell table:style-name="ce237" table:formula="of:=[.G7]" office:value-type="string" office:string-value="Moncé" calcext:value-type="string">
            <text:p>Moncé</text:p>
          </table:table-cell>
          <table:table-cell table:style-name="ce199" table:formula="of:=SUM([.T17:.W17])" office:value-type="float" office:value="5" calcext:value-type="float">
            <text:p>5</text:p>
          </table:table-cell>
          <table:table-cell table:style-name="ce199" table:formula="of:=[.X17]-[.Y17]" office:value-type="float" office:value="-3" calcext:value-type="float">
            <text:p>-3</text:p>
          </table:table-cell>
          <table:table-cell table:style-name="ce203" table:formula="of:=CALCULPOINT([.K14])" office:value-type="float" office:value="1" calcext:value-type="float">
            <text:p>1</text:p>
          </table:table-cell>
          <table:table-cell table:style-name="ce203" table:formula="of:=CALCULPOINT([.H16])">
            <text:p/>
          </table:table-cell>
          <table:table-cell table:style-name="ce203" table:formula="of:=CALCULPOINT([.H19])" office:value-type="float" office:value="4" calcext:value-type="float">
            <text:p>4</text:p>
          </table:table-cell>
          <table:table-cell table:style-name="ce203" table:formula="of:=CALCULPOINT([.H23])">
            <text:p/>
          </table:table-cell>
          <table:table-cell table:style-name="ce203" table:formula="of:=[.J14]+[.I19]+[.I16]+[.I23]" office:value-type="float" office:value="4" calcext:value-type="float">
            <text:p>4</text:p>
          </table:table-cell>
          <table:table-cell table:style-name="ce214" table:formula="of:=[.I14]+[.J19]+[.J16]+[.J23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2" table:formula="of:=[.C17]+1" office:value-type="float" office:value="5" calcext:value-type="float">
            <text:p>5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7]+[.L3]" office:value-type="time" office:time-value="PT13H02M00S" calcext:value-type="time">
            <text:p>13:02</text:p>
          </table:table-cell>
          <table:table-cell table:style-name="ce139" table:formula="of:=[.$G8]" office:value-type="string" office:string-value="Ecommoy" calcext:value-type="string">
            <text:p>Ecommoy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5" calcext:value-type="float">
            <text:p>5</text:p>
          </table:table-cell>
          <table:table-cell table:style-name="ce237" table:formula="of:=[.G8]" office:value-type="string" office:string-value="Ecommoy" calcext:value-type="string">
            <text:p>Ecommoy</text:p>
          </table:table-cell>
          <table:table-cell table:style-name="ce199" table:formula="of:=SUM([.T18:.W18])" office:value-type="float" office:value="1" calcext:value-type="float">
            <text:p>1</text:p>
          </table:table-cell>
          <table:table-cell table:style-name="ce199" table:formula="of:=[.X18]-[.Y18]" office:value-type="float" office:value="-1" calcext:value-type="float">
            <text:p>-1</text:p>
          </table:table-cell>
          <table:table-cell table:style-name="ce203" table:formula="of:=CALCULPOINT([.H15])" office:value-type="float" office:value="1" calcext:value-type="float">
            <text:p>1</text:p>
          </table:table-cell>
          <table:table-cell table:style-name="ce203" table:formula="of:=CALCULPOINT([.H18])">
            <text:p/>
          </table:table-cell>
          <table:table-cell table:style-name="ce203" table:formula="of:=CALCULPOINT([.K21])">
            <text:p/>
          </table:table-cell>
          <table:table-cell table:style-name="ce203" table:formula="of:=CALCULPOINT([.K23])">
            <text:p/>
          </table:table-cell>
          <table:table-cell table:style-name="ce203" table:formula="of:=[.I15]+[.J21]+[.I18]+[.J23]" office:value-type="float" office:value="0" calcext:value-type="float">
            <text:p>0</text:p>
          </table:table-cell>
          <table:table-cell table:style-name="ce214" table:formula="of:=[.J15]+[.I21]+[.J18]+[.I2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8]+1" office:value-type="float" office:value="6" calcext:value-type="float">
            <text:p>6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18]+[.L3]" office:value-type="time" office:time-value="PT13H10M00S" calcext:value-type="time">
            <text:p>13:10</text:p>
          </table:table-cell>
          <table:table-cell table:style-name="ce143" table:formula="of:=[.$G7]" office:value-type="string" office:string-value="Moncé" calcext:value-type="string">
            <text:p>Moncé</text:p>
          </table:table-cell>
          <table:table-cell table:style-name="ce113" table:content-validation-name="val5" office:value-type="string" calcext:value-type="string">
            <text:p>G</text:p>
          </table:table-cell>
          <table:table-cell table:style-name="ce123" table:content-validation-name="val6" office:value-type="string" calcext:value-type="string">
            <text:p>1</text:p>
          </table:table-cell>
          <table:table-cell table:style-name="ce130" table:content-validation-name="val6" office:value-type="float" office:value="0" calcext:value-type="float">
            <text:p>0</text:p>
          </table:table-cell>
          <table:table-cell table:style-name="ce136" table:content-validation-name="val5" office:value-type="string" calcext:value-type="string">
            <text:p>P</text:p>
          </table:table-cell>
          <table:table-cell table:style-name="ce205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189" office:value-type="float" office:value="4" calcext:value-type="float">
            <text:p>4</text:p>
          </table:table-cell>
          <table:table-cell table:style-name="ce237" table:formula="of:=[.G9]" office:value-type="string" office:string-value="Le Mans FC" calcext:value-type="string">
            <text:p>Le Mans FC</text:p>
          </table:table-cell>
          <table:table-cell table:style-name="ce199" table:formula="of:=SUM([.T19:.W19])" office:value-type="float" office:value="6" calcext:value-type="float">
            <text:p>6</text:p>
          </table:table-cell>
          <table:table-cell table:style-name="ce199" table:formula="of:=[.X19]-[.Y19]" office:value-type="float" office:value="-1" calcext:value-type="float">
            <text:p>-1</text:p>
          </table:table-cell>
          <table:table-cell table:style-name="ce203" table:formula="of:=CALCULPOINT([.K15])" office:value-type="float" office:value="4" calcext:value-type="float">
            <text:p>4</text:p>
          </table:table-cell>
          <table:table-cell table:style-name="ce203" table:formula="of:=CALCULPOINT([.K17])" office:value-type="float" office:value="1" calcext:value-type="float">
            <text:p>1</text:p>
          </table:table-cell>
          <table:table-cell table:style-name="ce203" table:formula="of:=CALCULPOINT([.K19])" office:value-type="float" office:value="1" calcext:value-type="float">
            <text:p>1</text:p>
          </table:table-cell>
          <table:table-cell table:style-name="ce203" table:formula="of:=CALCULPOINT([.H22])">
            <text:p/>
          </table:table-cell>
          <table:table-cell table:style-name="ce203" table:formula="of:=[.J15]+[.J19]+[.J17]+[.I22]" office:value-type="float" office:value="5" calcext:value-type="float">
            <text:p>5</text:p>
          </table:table-cell>
          <table:table-cell table:style-name="ce214" table:formula="of:=[.I15]+[.I19]+[.I17]+[.J22]" office:value-type="float" office:value="6" calcext:value-type="float">
            <text:p>6</text:p>
          </table:table-cell>
          <table:table-cell table:number-columns-repeated="8"/>
          <table:table-cell table:style-name="ce21"/>
          <table:table-cell table:number-columns-repeated="5"/>
          <table:table-cell table:style-name="ce341"/>
          <table:table-cell table:number-columns-repeated="24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19]+1" office:value-type="float" office:value="7" calcext:value-type="float">
            <text:p>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8"/>
          <table:table-cell table:number-columns-repeated="2"/>
          <table:table-cell table:style-name="ce190" office:value-type="float" office:value="3" calcext:value-type="float">
            <text:p>3</text:p>
          </table:table-cell>
          <table:table-cell table:style-name="ce242" table:formula="of:=[.G10]" office:value-type="string" office:string-value="ChapelleAligné" calcext:value-type="string">
            <text:p>ChapelleAligné</text:p>
          </table:table-cell>
          <table:table-cell table:style-name="ce200" table:formula="of:=SUM([.T20:.W20])" office:value-type="float" office:value="0" calcext:value-type="float">
            <text:p>0</text:p>
          </table:table-cell>
          <table:table-cell table:style-name="ce200" table:formula="of:=[.X20]-[.Y20]" office:value-type="float" office:value="0" calcext:value-type="float">
            <text:p>0</text:p>
          </table:table-cell>
          <table:table-cell table:style-name="ce206" table:formula="of:=CALCULPOINT([.K16])">
            <text:p/>
          </table:table-cell>
          <table:table-cell table:style-name="ce207" table:formula="of:=CALCULPOINT([.K18])">
            <text:p/>
          </table:table-cell>
          <table:table-cell table:style-name="ce207" table:formula="of:=CALCULPOINT([.K22])">
            <text:p/>
          </table:table-cell>
          <table:table-cell table:style-name="ce206" table:formula="of:=CALCULPOINT([.K24])">
            <text:p/>
          </table:table-cell>
          <table:table-cell table:style-name="ce206" table:formula="of:=[.J24]+[.J16]+[.J18]+[.J22]" office:value-type="float" office:value="0" calcext:value-type="float">
            <text:p>0</text:p>
          </table:table-cell>
          <table:table-cell table:style-name="ce215" table:formula="of:=[.I24]+[.I16]+[.I18]+[.I22]" office:value-type="float" office:value="0" calcext:value-type="float">
            <text:p>0</text:p>
          </table:table-cell>
          <table:table-cell table:number-columns-repeated="8"/>
          <table:table-cell table:style-name="ce21"/>
          <table:table-cell table:number-columns-repeated="6"/>
          <table:table-cell table:style-name="ce21" table:number-columns-repeated="2"/>
          <table:table-cell table:number-columns-repeated="11"/>
          <table:table-cell table:style-name="ce341"/>
          <table:table-cell table:number-columns-repeated="10"/>
        </table:table-row>
        <table:table-row table:style-name="ro1">
          <table:table-cell/>
          <table:table-cell table:style-name="ce8"/>
          <table:table-cell table:style-name="ce22" table:formula="of:=[.C19]+1" office:value-type="float" office:value="7" calcext:value-type="float">
            <text:p>7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9]+[.L3]" office:value-type="time" office:time-value="PT13H18M00S" calcext:value-type="time">
            <text:p>13:18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1]+1" office:value-type="float" office:value="8" calcext:value-type="float">
            <text:p>8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1]+[.L3]" office:value-type="time" office:time-value="PT13H26M00S" calcext:value-type="time">
            <text:p>13:26</text:p>
          </table:table-cell>
          <table:table-cell table:style-name="ce143" table:formula="of:=[.$G9]" office:value-type="string" office:string-value="Le Mans FC" calcext:value-type="string">
            <text:p>Le Mans F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2" table:formula="of:=[.C22]+1" office:value-type="float" office:value="9" calcext:value-type="float">
            <text:p>9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22]+[.L3]" office:value-type="time" office:time-value="PT13H34M00S" calcext:value-type="time">
            <text:p>13:34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3]+1" office:value-type="float" office:value="10" calcext:value-type="float">
            <text:p>10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3]+[.L3]" office:value-type="time" office:time-value="PT13H42M00S" calcext:value-type="time">
            <text:p>13:42</text:p>
          </table:table-cell>
          <table:table-cell table:style-name="ce143" table:formula="of:=[.$G6]" office:value-type="string" office:string-value="FCVL" calcext:value-type="string">
            <text:p>FCVL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ce116" table:number-columns-repeated="10"/>
          <table:table-cell table:number-columns-repeated="3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1"/>
          <table:table-cell table:number-columns-repeated="5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7]+1" office:value-type="float" office:value="2" calcext:value-type="float">
            <text:p>2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1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8]+1" office:value-type="float" office:value="3" calcext:value-type="float">
            <text:p>3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9]+1" office:value-type="float" office:value="4" calcext:value-type="float">
            <text:p>4</text:p>
          </table:table-cell>
          <table:table-cell table:style-name="ce148" office:value-type="string" calcext:value-type="string">
            <text:p>Guécelard</text:p>
          </table:table-cell>
          <table:table-cell table:number-columns-repeated="5"/>
          <table:table-cell table:style-name="ce21" table:number-columns-repeated="2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4" table:formula="of:=[.F30]+1" office:value-type="float" office:value="5" calcext:value-type="float">
            <text:p>5</text:p>
          </table:table-cell>
          <table:table-cell table:style-name="ce149" office:value-type="string" calcext:value-type="string">
            <text:p>USAP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52"/>
        </table:table-row>
        <table:table-row table:style-name="ro1">
          <table:table-cell table:style-name="ce4"/>
          <table:table-cell table:style-name="ce5"/>
          <table:table-cell table:style-name="ce32"/>
          <table:table-cell table:style-name="ce32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59"/>
          <table:covered-table-cell table:style-name="ce163"/>
          <table:table-cell table:style-name="ce6"/>
          <table:table-cell table:number-columns-repeated="51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26" office:value-type="string" calcext:value-type="string" table:number-columns-spanned="10" table:number-rows-spanned="1">
            <text:p>Classement Poule B</text:p>
          </table:table-cell>
          <table:covered-table-cell table:number-columns-repeated="8" table:style-name="ce209"/>
          <table:covered-table-cell table:style-name="ce34"/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1+[.C24]" office:value-type="float" office:value="11" calcext:value-type="float">
            <text:p>11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 office:value-type="string" calcext:value-type="string">
            <text:p>P</text:p>
          </table:table-cell>
          <table:table-cell table:style-name="ce121" table:content-validation-name="val6" office:value-type="string" calcext:value-type="string">
            <text:p>0</text:p>
          </table:table-cell>
          <table:table-cell table:style-name="ce128" table:content-validation-name="val6" office:value-type="float" office:value="1" calcext:value-type="float">
            <text:p>1</text:p>
          </table:table-cell>
          <table:table-cell table:style-name="ce134" table:content-validation-name="val5" office:value-type="string" calcext:value-type="string">
            <text:p>G</text:p>
          </table:table-cell>
          <table:table-cell table:style-name="ce201" table:formula="of:=[.$G28]" office:value-type="string" office:string-value="St Ouen" calcext:value-type="string">
            <text:p>St Ouen</text:p>
          </table:table-cell>
          <table:table-cell table:style-name="ce196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5]+1" office:value-type="float" office:value="12" calcext:value-type="float">
            <text:p>12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5]+[.$L3]" office:value-type="time" office:time-value="PT12H38M00S" calcext:value-type="time">
            <text:p>12:38</text:p>
          </table:table-cell>
          <table:table-cell table:style-name="ce140" table:formula="of:=[.$G29]" office:value-type="string" office:string-value="Le Lude" calcext:value-type="string">
            <text:p>Le Lude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3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B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6]+1" office:value-type="float" office:value="13" calcext:value-type="float">
            <text:p>13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6]+[.$L3]" office:value-type="time" office:time-value="PT12H46M00S" calcext:value-type="time">
            <text:p>12:46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1</text:p>
          </table:table-cell>
          <table:table-cell table:style-name="ce128" table:content-validation-name="val6" office:value-type="float" office:value="0" calcext:value-type="float">
            <text:p>0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7]" office:value-type="string" office:string-value="COC" calcext:value-type="string">
            <text:p>COC</text:p>
          </table:table-cell>
          <table:table-cell table:style-name="ce199" table:formula="of:=SUM([.T37:.W37])" office:value-type="float" office:value="1" calcext:value-type="float">
            <text:p>1</text:p>
          </table:table-cell>
          <table:table-cell table:style-name="ce199" table:formula="of:=[.X37]-[.Y37]" office:value-type="float" office:value="-1" calcext:value-type="float">
            <text:p>-1</text:p>
          </table:table-cell>
          <table:table-cell table:style-name="ce203" table:formula="of:=CALCULPOINT([.H35])" office:value-type="float" office:value="1" calcext:value-type="float">
            <text:p>1</text:p>
          </table:table-cell>
          <table:table-cell table:style-name="ce203" table:formula="of:=CALCULPOINT([.H38])">
            <text:p/>
          </table:table-cell>
          <table:table-cell table:style-name="ce203" table:formula="of:=CALCULPOINT([.H42])">
            <text:p/>
          </table:table-cell>
          <table:table-cell table:style-name="ce208" table:formula="of:=CALCULPOINT([.H45])">
            <text:p/>
          </table:table-cell>
          <table:table-cell table:style-name="ce203" table:formula="of:=[.I35]+[.I45]+[.I42]+[.I38]" office:value-type="float" office:value="0" calcext:value-type="float">
            <text:p>0</text:p>
          </table:table-cell>
          <table:table-cell table:style-name="ce214" table:formula="of:=[.J35]+[.J45]+[.J42]+[.J38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7]+1" office:value-type="float" office:value="14" calcext:value-type="float">
            <text:p>14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7]+[.$L3]" office:value-type="time" office:time-value="PT12H54M00S" calcext:value-type="time">
            <text:p>12:54</text:p>
          </table:table-cell>
          <table:table-cell table:style-name="ce140" table:formula="of:=[.$G27]" office:value-type="string" office:string-value="COC" calcext:value-type="string">
            <text:p>COC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style-name="ce21"/>
          <table:table-cell/>
          <table:table-cell table:style-name="ce189"/>
          <table:table-cell table:style-name="ce237" table:formula="of:=[.G28]" office:value-type="string" office:string-value="St Ouen" calcext:value-type="string">
            <text:p>St Ouen</text:p>
          </table:table-cell>
          <table:table-cell table:style-name="ce199" table:formula="of:=SUM([.T38:.W38])" office:value-type="float" office:value="8" calcext:value-type="float">
            <text:p>8</text:p>
          </table:table-cell>
          <table:table-cell table:style-name="ce199" table:formula="of:=[.X38]-[.Y38]" office:value-type="float" office:value="2" calcext:value-type="float">
            <text:p>2</text:p>
          </table:table-cell>
          <table:table-cell table:style-name="ce203" table:formula="of:=CALCULPOINT([.K35])" office:value-type="float" office:value="4" calcext:value-type="float">
            <text:p>4</text:p>
          </table:table-cell>
          <table:table-cell table:style-name="ce203" table:formula="of:=CALCULPOINT([.H37])" office:value-type="float" office:value="4" calcext:value-type="float">
            <text:p>4</text:p>
          </table:table-cell>
          <table:table-cell table:style-name="ce203" table:formula="of:=CALCULPOINT([.H40])">
            <text:p/>
          </table:table-cell>
          <table:table-cell table:style-name="ce203" table:formula="of:=CALCULPOINT([.H44])">
            <text:p/>
          </table:table-cell>
          <table:table-cell table:style-name="ce203" table:formula="of:=[.J35]+[.I40]+[.I37]+[.I44]" office:value-type="float" office:value="2" calcext:value-type="float">
            <text:p>2</text:p>
          </table:table-cell>
          <table:table-cell table:style-name="ce214" table:formula="of:=[.I35]+[.J40]+[.J37]+[.J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8]+1" office:value-type="float" office:value="15" calcext:value-type="float">
            <text:p>15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8]+[.$L3]" office:value-type="time" office:time-value="PT13H02M00S" calcext:value-type="time">
            <text:p>13:02</text:p>
          </table:table-cell>
          <table:table-cell table:style-name="ce139" table:formula="of:=[.$G29]" office:value-type="string" office:string-value="Le Lude" calcext:value-type="string">
            <text:p>Le Lude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199" table:formula="of:=SUM([.T39:.W39])" office:value-type="float" office:value="4" calcext:value-type="float">
            <text:p>4</text:p>
          </table:table-cell>
          <table:table-cell table:style-name="ce199" table:formula="of:=[.X39]-[.Y39]" office:value-type="float" office:value="2" calcext:value-type="float">
            <text:p>2</text:p>
          </table:table-cell>
          <table:table-cell table:style-name="ce203" table:formula="of:=CALCULPOINT([.H36])" office:value-type="float" office:value="4" calcext:value-type="float">
            <text:p>4</text:p>
          </table:table-cell>
          <table:table-cell table:style-name="ce203" table:formula="of:=CALCULPOINT([.H39])">
            <text:p/>
          </table:table-cell>
          <table:table-cell table:style-name="ce203" table:formula="of:=CALCULPOINT([.K42])">
            <text:p/>
          </table:table-cell>
          <table:table-cell table:style-name="ce203" table:formula="of:=CALCULPOINT([.K44])">
            <text:p/>
          </table:table-cell>
          <table:table-cell table:style-name="ce203" table:formula="of:=[.I36]+[.J42]+[.I39]+[.J44]" office:value-type="float" office:value="3" calcext:value-type="float">
            <text:p>3</text:p>
          </table:table-cell>
          <table:table-cell table:style-name="ce214" table:formula="of:=[.J36]+[.I42]+[.J39]+[.I44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9]+1" office:value-type="float" office:value="16" calcext:value-type="float">
            <text:p>16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39]+[.$L3]" office:value-type="time" office:time-value="PT13H10M00S" calcext:value-type="time">
            <text:p>13:10</text:p>
          </table:table-cell>
          <table:table-cell table:style-name="ce143" table:formula="of:=[.$G28]" office:value-type="string" office:string-value="St Ouen" calcext:value-type="string">
            <text:p>St Ouen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30]" office:value-type="string" office:string-value="Guécelard" calcext:value-type="string">
            <text:p>Guécelard</text:p>
          </table:table-cell>
          <table:table-cell table:style-name="ce199" table:formula="of:=SUM([.T40:.W40])" office:value-type="float" office:value="1" calcext:value-type="float">
            <text:p>1</text:p>
          </table:table-cell>
          <table:table-cell table:style-name="ce199" table:formula="of:=[.X40]-[.Y40]" office:value-type="float" office:value="-2" calcext:value-type="float">
            <text:p>-2</text:p>
          </table:table-cell>
          <table:table-cell table:style-name="ce203" table:formula="of:=CALCULPOINT([.K36])" office:value-type="float" office:value="1" calcext:value-type="float">
            <text:p>1</text:p>
          </table:table-cell>
          <table:table-cell table:style-name="ce203" table:formula="of:=CALCULPOINT([.K38])">
            <text:p/>
          </table:table-cell>
          <table:table-cell table:style-name="ce203" table:formula="of:=CALCULPOINT([.K40])">
            <text:p/>
          </table:table-cell>
          <table:table-cell table:style-name="ce203" table:formula="of:=CALCULPOINT([.H43])">
            <text:p/>
          </table:table-cell>
          <table:table-cell table:style-name="ce203" table:formula="of:=[.J36]+[.J40]+[.J38]+[.I43]" office:value-type="float" office:value="1" calcext:value-type="float">
            <text:p>1</text:p>
          </table:table-cell>
          <table:table-cell table:style-name="ce214" table:formula="of:=[.I36]+[.I40]+[.I38]+[.J43]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40]+1" office:value-type="float" office:value="17" calcext:value-type="float">
            <text:p>1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196"/>
          <table:table-cell table:number-columns-repeated="2"/>
          <table:table-cell table:style-name="ce190"/>
          <table:table-cell table:style-name="ce242" table:formula="of:=[.G31]" office:value-type="string" office:string-value="USAP" calcext:value-type="string">
            <text:p>USAP</text:p>
          </table:table-cell>
          <table:table-cell table:style-name="ce200" table:formula="of:=SUM([.T41:.W41])" office:value-type="float" office:value="1" calcext:value-type="float">
            <text:p>1</text:p>
          </table:table-cell>
          <table:table-cell table:style-name="ce200" table:formula="of:=[.X41]-[.Y41]" office:value-type="float" office:value="-1" calcext:value-type="float">
            <text:p>-1</text:p>
          </table:table-cell>
          <table:table-cell table:style-name="ce206" table:formula="of:=CALCULPOINT([.K37])" office:value-type="float" office:value="1" calcext:value-type="float">
            <text:p>1</text:p>
          </table:table-cell>
          <table:table-cell table:style-name="ce207" table:formula="of:=CALCULPOINT([.K39])">
            <text:p/>
          </table:table-cell>
          <table:table-cell table:style-name="ce207" table:formula="of:=CALCULPOINT([.K43])">
            <text:p/>
          </table:table-cell>
          <table:table-cell table:style-name="ce206" table:formula="of:=CALCULPOINT([.K45])">
            <text:p/>
          </table:table-cell>
          <table:table-cell table:style-name="ce206" table:formula="of:=[.J45]+[.J37]+[.J39]+[.J43]" office:value-type="float" office:value="0" calcext:value-type="float">
            <text:p>0</text:p>
          </table:table-cell>
          <table:table-cell table:style-name="ce215" table:formula="of:=[.I45]+[.I37]+[.I39]+[.I4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40]+1" office:value-type="float" office:value="17" calcext:value-type="float">
            <text:p>17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0]+[.$L3]" office:value-type="time" office:time-value="PT13H18M00S" calcext:value-type="time">
            <text:p>13:18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2]+1" office:value-type="float" office:value="18" calcext:value-type="float">
            <text:p>18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2]+[.$L3]" office:value-type="time" office:time-value="PT13H26M00S" calcext:value-type="time">
            <text:p>13:26</text:p>
          </table:table-cell>
          <table:table-cell table:style-name="ce143" table:formula="of:=[.$G30]" office:value-type="string" office:string-value="Guécelard" calcext:value-type="string">
            <text:p>Guécelard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2" table:formula="of:=[.C43]+1" office:value-type="float" office:value="19" calcext:value-type="float">
            <text:p>19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3]+[.$L3]" office:value-type="time" office:time-value="PT13H34M00S" calcext:value-type="time">
            <text:p>13:34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4]+1" office:value-type="float" office:value="20" calcext:value-type="float">
            <text:p>20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4]+[.$L3]" office:value-type="time" office:time-value="PT13H42M00S" calcext:value-type="time">
            <text:p>13:42</text:p>
          </table:table-cell>
          <table:table-cell table:style-name="ce143" table:formula="of:=[.$G27]" office:value-type="string" office:string-value="COC" calcext:value-type="string">
            <text:p>CO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6"/>
          <table:table-cell table:style-name="ce21"/>
          <table:table-cell table:number-columns-repeated="37"/>
        </table:table-row>
        <table:table-row table:style-name="ro1">
          <table:table-cell table:number-columns-repeated="2"/>
          <table:table-cell table:style-name="ce39" table:number-columns-repeated="3"/>
          <table:table-cell table:style-name="ce116"/>
          <table:table-cell table:style-name="ce39" table:number-columns-repeated="5"/>
          <table:table-cell table:style-name="ce95" office:value-type="string" calcext:value-type="string">
            <text:p>Temps de pause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1"/>
          <table:table-cell table:style-name="ce146" table:formula="of:=TIME(0;6;0)" office:value-type="time" office:time-value="PT00H06M00S" calcext:value-type="time">
            <text:p>00:06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3"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45]+1" office:value-type="float" office:value="21" calcext:value-type="float">
            <text:p>21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CLA_9-10*1</text:p>
          </table:table-cell>
          <table:table-cell table:style-name="ce119" table:formula="of:=[.F45]+[.L3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2]+1" office:value-type="float" office:value="22" calcext:value-type="float">
            <text:p>22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PL_5-8*1</text:p>
          </table:table-cell>
          <table:table-cell table:style-name="ce119" table:formula="of:=[.F52]+[.L3]" office:value-type="time" office:time-value="PT14H04M00S" calcext:value-type="time">
            <text:p>14:04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3]+1" office:value-type="float" office:value="23" calcext:value-type="float">
            <text:p>23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6" office:value-type="string" calcext:value-type="string">
            <text:p>PL_5-8*2</text:p>
          </table:table-cell>
          <table:table-cell table:style-name="ce119" table:formula="of:=[.L3]+[.F45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4]+1" office:value-type="float" office:value="24" calcext:value-type="float">
            <text:p>24</text:p>
          </table:table-cell>
          <table:table-cell table:style-name="ce48" table:content-validation-name="val2" office:value-type="string" calcext:value-type="string">
            <text:p>GLCroix</text:p>
          </table:table-cell>
          <table:table-cell table:style-name="ce64" office:value-type="string" calcext:value-type="string">
            <text:p>DEMI1</text:p>
          </table:table-cell>
          <table:table-cell table:style-name="ce120" table:formula="of:=[.L3]+[.F54]" office:value-type="time" office:time-value="PT14H04M00S" calcext:value-type="time">
            <text:p>14:04</text:p>
          </table:table-cell>
          <table:table-cell table:style-name="ce150" table:content-validation-name="val3"/>
          <table:table-cell table:style-name="ce118" table:content-validation-name="val5"/>
          <table:table-cell table:style-name="ce127" table:content-validation-name="val6"/>
          <table:table-cell table:style-name="ce133" table:content-validation-name="val6"/>
          <table:table-cell table:style-name="ce141" table:content-validation-name="val5"/>
          <table:table-cell table:style-name="ce211" table:content-validation-name="val3"/>
          <table:table-cell table:style-name="ce212"/>
          <table:table-cell/>
          <table:table-cell table:style-name="ce341"/>
          <table:table-cell table:number-columns-repeated="49"/>
        </table:table-row>
        <table:table-row table:style-name="ro1">
          <table:table-cell/>
          <table:table-cell table:style-name="ce19"/>
          <table:table-cell table:style-name="ce31" table:formula="of:=[.C55]+1" office:value-type="float" office:value="25" calcext:value-type="float">
            <text:p>25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237" office:value-type="string" calcext:value-type="string">
            <text:p>DEMI2</text:p>
          </table:table-cell>
          <table:table-cell table:style-name="ce119" table:formula="of:=[.F55]+[.L3]" office:value-type="time" office:time-value="PT14H12M00S" calcext:value-type="time">
            <text:p>14:12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6]+1" office:value-type="float" office:value="26" calcext:value-type="float">
            <text:p>26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9-10*2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8]+1" office:value-type="float" office:value="27" calcext:value-type="float">
            <text:p>27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7-8</text:p>
          </table:table-cell>
          <table:table-cell table:style-name="ce119" table:formula="of:=[.F58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9]+1" office:value-type="float" office:value="28" calcext:value-type="float">
            <text:p>28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5-6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0]+1" office:value-type="float" office:value="29" calcext:value-type="float">
            <text:p>29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3-4</text:p>
          </table:table-cell>
          <table:table-cell table:style-name="ce119" table:formula="of:=[.F60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1]+1" office:value-type="float" office:value="30" calcext:value-type="float">
            <text:p>30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62" office:value-type="string" calcext:value-type="string">
            <text:p>FINALE</text:p>
          </table:table-cell>
          <table:table-cell table:style-name="ce119" table:formula="of:=[.L3]+[.F61]" office:value-type="time" office:time-value="PT14H36M00S" calcext:value-type="time">
            <text:p>14:3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 table:number-columns-repeated="2"/>
          <table:table-cell table:style-name="ce109" table:number-columns-repeated="3"/>
          <table:table-cell table:style-name="ce177"/>
          <table:table-cell table:style-name="ce109" table:number-columns-repeated="6"/>
          <table:table-cell table:number-columns-repeated="52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Fin </text:p>
          </table:table-cell>
          <table:covered-table-cell table:number-columns-repeated="3" table:style-name="ce40"/>
          <table:table-cell table:style-name="ce124" table:formula="of:=[.F63]+[.L3]" office:value-type="time" office:time-value="PT14H44M00S" calcext:value-type="time">
            <text:p>14:44</text:p>
          </table:table-cell>
          <table:table-cell table:style-name="ce109" table:number-columns-repeated="6"/>
          <table:table-cell table:number-columns-repeated="52"/>
        </table:table-row>
        <table:table-row table:style-name="ro5" table:number-rows-repeated="23">
          <table:table-cell table:number-columns-repeated="64"/>
        </table:table-row>
        <table:table-row table:style-name="ro5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3">
          <table:table-cell table:number-columns-repeated="64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104848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oules.F65:Poules.F65 Poules.C47:Poules.K47 Poules.P16:Poules.Y20 Poules.L11:Poules.P11 Poules.E19:Poules.L20 Poules.D20:Poules.D20 Poules.C14:Poules.L15 Poules.D16:Poules.L19 Poules.D21:Poules.L25 Poules.C16:Poules.C25 Poules.P37:Poules.Y41 Poules.C35:Poules.L45 Poules.C63:Poules.C63 Poules.D63:Poules.L63 Poules.C58:Poules.L61 Poules.C55:Poules.C56 Poules.C52:Poules.L54 Poules.D56:Poules.L56">
            <calcext:condition calcext:apply-style-name="LigneSurDeux" calcext:value="formula-is(MOD(ROW();2)=0)" calcext:base-cell-address="Poules.C11"/>
          </calcext:conditional-format>
          <calcext:conditional-format calcext:target-range-address="Poules.E19:Poules.L20 Poules.E17:Poules.L17 Poules.E22:Poules.L22 Poules.E24:Poules.L24 Poules.E40:Poules.L41 Poules.E36:Poules.L36 Poules.E38:Poules.L38 Poules.E43:Poules.L43 Poules.E45:Poules.L45 Poules.E15:Poules.L15">
            <calcext:condition calcext:apply-style-name="LigneSurDeux" calcext:value="formula-is(MOD(ROW();2)=0)" calcext:base-cell-address="Poules.E15"/>
          </calcext:conditional-format>
          <calcext:conditional-format calcext:target-range-address="Poules.E19:Poules.L20 Poules.E22:Poules.L22 Poules.E24:Poules.L24 Poules.E40:Poules.L41 Poules.E43:Poules.L43 Poules.E45:Poules.L45">
            <calcext:condition calcext:apply-style-name="LigneSurDeux" calcext:value="formula-is(MOD(ROW();2)=0)" calcext:base-cell-address="Poules.E19"/>
          </calcext:conditional-format>
          <calcext:conditional-format calcext:target-range-address="Poules.D55:Poules.L55">
            <calcext:condition calcext:apply-style-name="LigneSurDeux" calcext:value="formula-is(MOD(ROW();2)=0)" calcext:base-cell-address="Poules.D55"/>
          </calcext:conditional-format>
        </calcext:conditional-formats>
      </table:table>
      <table:table table:name="PhaseFinale" table:style-name="ta1" table:print-ranges="PhaseFinale.A1:PhaseFinale.N24">
        <table:table-column table:style-name="co18" table:default-cell-style-name="ce240"/>
        <table:table-column table:style-name="co19" table:default-cell-style-name="ce36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3" table:default-cell-style-name="ce24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4" table:default-cell-style-name="Default"/>
        <table:table-column table:style-name="co25" table:default-cell-style-name="Default"/>
        <table:table-column table:style-name="co26" table:default-cell-style-name="ce252"/>
        <table:table-column table:style-name="co27" table:default-cell-style-name="ce376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table:style-name="ce354"/>
          <table:table-cell table:style-name="ce241" table:formula="of:=CONCATENATE(&quot;Tableau final &quot;;[$Poules.D2])" office:value-type="string" office:string-value="Tableau final U9" calcext:value-type="string" table:number-columns-spanned="12" table:number-rows-spanned="2">
            <text:p>Tableau final U9</text:p>
          </table:table-cell>
          <table:covered-table-cell table:number-columns-repeated="4" table:style-name="ce241"/>
          <table:covered-table-cell table:number-columns-repeated="6" table:style-name="ce327"/>
          <table:covered-table-cell table:style-name="ce331"/>
          <table:table-cell table:number-columns-repeated="4"/>
        </table:table-row>
        <table:table-row table:style-name="ro6">
          <table:table-cell table:style-name="ce354"/>
          <table:covered-table-cell table:number-columns-repeated="5" table:style-name="ce243"/>
          <table:covered-table-cell table:number-columns-repeated="6" table:style-name="ce328"/>
          <table:covered-table-cell table:style-name="ce260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ce240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1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DEMI1</text:span></text:p>
            <text:p><text:span text:style-name="T2">Match N°24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0</text:span></text:p>
          </table:table-cell>
          <table:table-cell office:value-type="string" calcext:value-type="string">
            <text:p>V_Demi1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V_Demi2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2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252"/>
          <table:covered-table-cell/>
          <table:table-cell/>
          <table:table-cell table:style-name="ce155" table:formula="of:=[.K7]+1" office:value-type="float" office:value="3" calcext:value-type="float">
            <text:p>3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table-cell table:style-name="ce244" office:value-type="string" calcext:value-type="string" table:number-columns-spanned="1" table:number-rows-spanned="2">
            <text:p><text:span text:style-name="T3">DEMI2</text:span></text:p>
            <text:p><text:span text:style-name="T2">Match N°2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29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K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7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<text:span text:style-name="T5">er</text:span>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K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240" table:number-columns-repeated="2"/>
          <table:table-cell table:number-columns-repeated="2"/>
          <table:table-cell table:style-name="ce240" table:number-columns-repeated="2"/>
          <table:table-cell/>
          <table:table-cell table:style-name="ce155" table:formula="of:=[.K10]+1" office:value-type="float" office:value="6" calcext:value-type="float">
            <text:p>6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252"/>
          <table:covered-table-cell/>
          <table:table-cell/>
          <table:table-cell table:style-name="ce155" table:formula="of:=[.K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4">PL_5-8*1</text:span></text:p>
            <text:p><text:span text:style-name="T2">Match N°22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28</text:span></text:p>
          </table:table-cell>
          <table:table-cell office:value-type="string" calcext:value-type="string">
            <text:p>G_PL_5-8*1</text:p>
          </table:table-cell>
          <table:table-cell table:content-validation-name="val7"/>
          <table:table-cell/>
          <table:table-cell table:style-name="ce155" table:formula="of:=[.K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G_PL_5-8*2</text:p>
          </table:table-cell>
          <table:table-cell table:content-validation-name="val7"/>
          <table:table-cell/>
          <table:table-cell table:style-name="ce155" table:formula="of:=[.K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252"/>
          <table:covered-table-cell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3">PL_5-8*2</text:span></text:p>
            <text:p><text:span text:style-name="T2">Match N°2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27</text:span></text:p>
          </table:table-cell>
          <table:table-cell office:value-type="string" calcext:value-type="string">
            <text:p>P_PL_5-8*1</text:p>
          </table:table-cell>
          <table:table-cell table:content-validation-name="val7"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P_PL_5-8*2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3"/>
          <table:table-cell table:style-name="ce240" table:number-columns-repeated="2"/>
          <table:table-cell table:number-columns-repeated="2"/>
          <table:table-cell table:style-name="ce240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9ième à 10ième Allé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9ième à 10ième Retour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*1</text:span></text:p>
            <text:p><text:span text:style-name="T2">Match N°21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/>
          <table:table-cell table:style-name="ce250" office:value-type="string" calcext:value-type="string" table:number-columns-spanned="1" table:number-rows-spanned="2">
            <text:p><text:span text:style-name="T1">CLA_9-10*2</text:span></text:p>
            <text:p><text:span text:style-name="T6">Match N°26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/>
          <table:table-cell table:style-name="ce243"/>
          <table:table-cell table:style-name="ce324" table:number-columns-repeated="10"/>
          <table:table-cell table:style-name="ce260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31" table:default-cell-style-name="ce21"/>
        <table:table-column table:style-name="co32" table:default-cell-style-name="ce21"/>
        <table:table-column table:style-name="co7" table:default-cell-style-name="Default"/>
        <table:table-column table:style-name="co2" table:number-columns-repeated="2" table:default-cell-style-name="Default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Default"/>
        <table:table-column table:style-name="co3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36" table:default-cell-style-name="ce21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267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3]+1" office:value-type="float" office:value="12" calcext:value-type="float">
            <text:p>12</text:p>
          </table:table-cell>
          <table:table-cell/>
          <table:table-cell table:style-name="ce268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46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loext:scale-to-X="1" loext:scale-to-Y="1" style:table-centering="both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3:35:11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1T22:58:28.727000000</dc:date>
    <meta:editing-duration>P7DT8H29M34S</meta:editing-duration>
    <meta:editing-cycles>652</meta:editing-cycles>
    <meta:generator>LibreOffice/6.3.3.2$Windows_X86_64 LibreOffice_project/a64200df03143b798afd1ec74a12ab50359878ed</meta:generator>
    <meta:document-statistic meta:table-count="3" meta:cell-count="45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